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4E000002507606DED18B7FDDB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5c19" officeooo:paragraph-rsid="00155c1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1457in" svg:height="6.1665in" draw:z-index="0"><draw:image xlink:href="Pictures/100000000000024E000002507606DED18B7FDDB9.png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2:51:58.684234000</meta:creation-date>
    <dc:date>2017-03-08T12:52:52.827167619</dc:date>
    <meta:editing-duration>PT5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